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Standard">
      <style:text-properties fo:color="#a020f0" style:font-name="lucidatypewriter" fo:font-size="10pt" style:font-name-asian="lucidatypewriter" style:font-size-asian="10pt" style:font-name-complex="lucidatypewriter" style:font-size-complex="10pt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Standard" style:list-style-name="L2">
      <style:text-properties fo:color="#a020f0" style:font-name="lucidatypewriter" fo:font-size="10pt" style:font-name-asian="lucidatypewriter" style:font-size-asian="10pt" style:font-name-complex="lucidatypewriter" style:font-size-complex="10pt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 style:list-style-name="L1">
      <style:text-properties fo:font-size="10pt" style:font-size-asian="10pt" style:font-size-complex="10pt"/>
    </style:style>
    <style:style style:name="P10" style:family="paragraph" style:parent-style-name="Text_20_body" style:list-style-name="L2">
      <style:text-properties fo:font-size="10pt" style:font-size-asian="10pt" style:font-size-complex="10pt"/>
    </style:style>
    <style:style style:name="P11" style:family="paragraph" style:parent-style-name="Text_20_body" style:list-style-name="L3">
      <style:text-properties fo:font-size="10pt" style:font-size-asian="10pt" style:font-size-complex="10pt"/>
    </style:style>
    <style:style style:name="P12" style:family="paragraph" style:parent-style-name="Text_20_body" style:list-style-name="L4">
      <style:text-properties fo:font-size="10pt" style:font-size-asian="10pt" style:font-size-complex="10pt"/>
    </style:style>
    <style:style style:name="P13" style:family="paragraph" style:parent-style-name="Text_20_body" style:list-style-name="L5">
      <style:text-properties fo:font-size="10pt" style:font-size-asian="10pt" style:font-size-complex="10pt"/>
    </style:style>
    <style:style style:name="P14" style:family="paragraph" style:parent-style-name="Text_20_body" style:list-style-name="L6">
      <style:text-properties fo:font-size="10pt" style:font-size-asian="10pt" style:font-size-complex="10pt"/>
    </style:style>
    <style:style style:name="P15" style:family="paragraph" style:parent-style-name="Text_20_body" style:list-style-name="L7">
      <style:text-properties fo:font-size="10pt" style:font-size-asian="10pt" style:font-size-complex="10pt"/>
    </style:style>
    <style:style style:name="P16" style:family="paragraph" style:parent-style-name="Text_20_body" style:list-style-name="L8">
      <style:text-properties fo:font-size="10pt" style:font-size-asian="10pt" style:font-size-complex="10pt"/>
    </style:style>
    <style:style style:name="P17" style:family="paragraph" style:parent-style-name="Text_20_body" style:list-style-name="L9">
      <style:text-properties fo:font-size="10pt" style:font-size-asian="10pt" style:font-size-complex="10pt"/>
    </style:style>
    <style:style style:name="P18" style:family="paragraph" style:parent-style-name="Text_20_body" style:list-style-name="L10">
      <style:text-properties fo:font-size="10pt" style:font-size-asian="10pt" style:font-size-complex="10pt"/>
    </style:style>
    <style:style style:name="P19" style:family="paragraph" style:parent-style-name="Text_20_body" style:list-style-name="L11">
      <style:text-properties fo:font-size="10pt" style:font-size-asian="10pt" style:font-size-complex="10pt"/>
    </style:style>
    <style:style style:name="P20" style:family="paragraph" style:parent-style-name="Text_20_body" style:list-style-name="L12">
      <style:text-properties fo:font-size="10pt" style:font-size-asian="10pt" style:font-size-complex="10pt"/>
    </style:style>
    <style:style style:name="P21" style:family="paragraph" style:parent-style-name="Text_20_body" style:list-style-name="L13">
      <style:text-properties fo:font-size="10pt" style:font-size-asian="10pt" style:font-size-complex="10pt"/>
    </style:style>
    <style:style style:name="P22" style:family="paragraph" style:parent-style-name="Text_20_body" style:list-style-name="L1">
      <style:paragraph-properties fo:break-before="page"/>
      <style:text-properties fo:font-size="10pt" style:font-size-asian="10pt" style:font-size-complex="10pt"/>
    </style:style>
    <style:style style:name="P23" style:family="paragraph" style:parent-style-name="Text_20_body" style:list-style-name="L6">
      <style:paragraph-properties fo:margin-left="0in" fo:margin-right="0in" fo:text-indent="-0.25in" style:auto-text-indent="false"/>
      <style:text-properties fo:font-size="10pt" style:font-size-asian="10pt" style:font-size-complex="10pt"/>
    </style:style>
    <style:style style:name="P24" style:family="paragraph" style:parent-style-name="Text_20_body" style:list-style-name="L10">
      <style:paragraph-properties fo:margin-left="0in" fo:margin-right="0in" fo:text-indent="-0.25in" style:auto-text-indent="false"/>
      <style:text-properties fo:font-size="10pt" style:font-size-asian="10pt" style:font-size-complex="10pt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text-properties fo:font-size="10pt" style:font-size-asian="10pt" style:font-size-complex="10pt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SignalStorageToolbox</text:h>
      <text:p text:style-name="P1">User guide</text:p>
      <text:h text:style-name="Heading_20_1" text:outline-level="1">What is the SignalStorageToolbox ?</text:h>
      <text:p text:style-name="P3">Signal storage is a toolbox to transfer the output of simulations into java and matlab. <text:s/>It has been implemented with large digital circuits such as memories in mind. <text:s/>It provides the following features:</text:p>
      <text:list xml:id="list1747162545" text:style-name="L1">
        <text:list-item>
          <text:p text:style-name="P9">Quickly retrieve signals by name, even in simulations with many signals (millions of signal names)</text:p>
        </text:list-item>
        <text:list-item>
          <text:p text:style-name="P9">Selective loading of signals based on regular expressions</text:p>
        </text:list-item>
        <text:list-item>
          <text:p text:style-name="P9">Java code to load signals : faster than typical matlab implementations for most storage types</text:p>
          <text:list>
            <text:list-item>
              <text:p text:style-name="P9">Fast signal toolbox with many features</text:p>
            </text:list-item>
          </text:list>
        </text:list-item>
        <text:list-item>
          <text:p text:style-name="P9">A common client view for a wide range of different simulation output formats. <text:s/>This enables better reuse of postprocessing scripts.</text:p>
        </text:list-item>
        <text:list-item>
          <text:p text:style-name="P9">At this point, the following formats are supported:</text:p>
          <text:list>
            <text:list-item>
              <text:p text:style-name="P9">Spectre PsfAscii <text:s/>( both sweep and DC )</text:p>
            </text:list-item>
            <text:list-item>
              <text:p text:style-name="P9">Spectre UWI – compressed and non-compressed ( transient simulation only )</text:p>
            </text:list-item>
            <text:list-item>
              <text:p text:style-name="P9">ultrasim UWI – compressed ! ( transient simulation only )</text:p>
              <text:list>
                <text:list-item>
                  <text:p text:style-name="P9">compressed header allows efficient operation, even with huge netlists</text:p>
                </text:list-item>
              </text:list>
            </text:list-item>
            <text:list-item>
              <text:p text:style-name="P9">hspice &amp; eldo CSDF</text:p>
            </text:list-item>
            <text:list-item>
              <text:p text:style-name="P9">The effort to implement additional file formats is fairly limited.</text:p>
            </text:list-item>
          </text:list>
        </text:list-item>
        <text:list-item>
          <text:p text:style-name="P9">A simple matlab-based Wave Viewer is provided </text:p>
          <text:list>
            <text:list-item>
              <text:p text:style-name="P9">see ./examples/exampleSignalStorageDatabase/signalStorageInfo.m</text:p>
            </text:list-item>
          </text:list>
        </text:list-item>
        <text:list-item>
          <text:p text:style-name="P9">UWI stands for Ultrasim Waveform Interface. <text:s/>This interface is implemented in ultrasim and spectre. <text:s/>It allows to provide your own (c/c++) plugin code to write your own fileformat. <text:s/>Two such modules have been implemented:</text:p>
          <text:list>
            <text:list-item>
              <text:p text:style-name="P9">compressed : stores for each signal only the relevant (x,y) values. <text:s/>This allows for very compact data files for simulations of huge, mostly idle circuits such as memories. <text:s/>It allows very fast retrieval of specific signals from disk.</text:p>
            </text:list-item>
            <text:list-item>
              <text:p text:style-name="P9">noncompressed : stores each signal value at each timepoint. <text:s/>This provides good accuracy, but files are typically larger. <text:s/>Retrieval of specific signals from disk is relatively slow.</text:p>
              <text:p text:style-name="P22"/>
            </text:list-item>
          </text:list>
        </text:list-item>
      </text:list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5">SignalStorageToolbox<text:tab/>1</text:p>
          <text:p text:style-name="P5">What is SignalStorageToolbox ?<text:tab/>1</text:p>
          <text:p text:style-name="P5">Examples<text:tab/>3</text:p>
          <text:p text:style-name="P5">File Formats<text:tab/>4</text:p>
          <text:p text:style-name="P6">PsfAscii ( Spectre )<text:tab/>4</text:p>
          <text:p text:style-name="P6">UWICompressed ( Spectre and ultrasim )<text:tab/>4</text:p>
          <text:p text:style-name="P6">UWINonCompressed ( Spectre )<text:tab/>6</text:p>
          <text:p text:style-name="P5">Java functions<text:tab/>8</text:p>
          <text:p text:style-name="P5">Matlab functions<text:tab/>9</text:p>
        </text:index-body>
      </text:table-of-content>
      <text:h text:style-name="P26" text:outline-level="1"/>
      <text:h text:style-name="P27" text:outline-level="1">Examples</text:h>
      <text:p text:style-name="P3">Please take a look at the examples in ./examples/ . <text:s/>An example is provided for each of the supported file formats, and some of the noteworthy features are demonstrated in ./examples/features.</text:p>
      <text:p text:style-name="P3">For each example, </text:p>
      <text:list xml:id="list2104230114" text:style-name="L2">
        <text:list-item>
          <text:p text:style-name="P10">go to the corresponding folder. <text:s/></text:p>
        </text:list-item>
        <text:list-item>
          <text:p text:style-name="P10">Execute ./executeSpectre.sh . (After sourcing the latest version of cadence_mmsim.rc ) . <text:s text:c="2"/></text:p>
        </text:list-item>
        <text:list-item>
          <text:p text:style-name="P10">Take a look at the generated output files. <text:s/></text:p>
        </text:list-item>
        <text:list-item>
          <text:p text:style-name="P10">Start matlab. <text:s/>If you start matlab in a folder which has a java.opts file, as in the example folders, more memory is made available to java. <text:s/>Matlab's default value is very low.</text:p>
        </text:list-item>
        <text:list-item>
          <text:p text:style-name="P10">Excute makePlot.m (or showFeatures.m). <text:s/>This will give an error message.</text:p>
        </text:list-item>
        <text:list-item>
          <text:p text:style-name="P10">Add the matlab scripts to the path. <text:s/>The following command adds the given folder and its subfolder to the matlab path. <text:s/>You might want to use an absolute path instead for actual use...</text:p>
          <text:list>
            <text:list-item>
              <text:p text:style-name="P7">addpath(genpath(''../../matlab''))</text:p>
            </text:list-item>
          </text:list>
        </text:list-item>
      </text:list>
      <text:p text:style-name="P4"/>
      <text:list xml:id="list827813977" text:continue-numbering="true" text:style-name="L2">
        <text:list-item>
          <text:p text:style-name="P10">Add the java code to the java path</text:p>
          <text:list>
            <text:list-item>
              <text:p text:style-name="P7">clear java</text:p>
            </text:list-item>
            <text:list-item>
              <text:p text:style-name="P7">javaaddpath( '../../java/SignalStorage.jar')</text:p>
            </text:list-item>
          </text:list>
        </text:list-item>
        <text:list-item>
          <text:p text:style-name="P10">execute the script makePlot.m ( or showFeatures.m ) again. <text:s/>This should give some interesting plots.</text:p>
        </text:list-item>
      </text:list>
      <text:p text:style-name="P3"/>
      <text:p text:style-name="P3">There is also a limited matlab-based wave browser/plotter. See ./examples/exampleSignalStorageDatabase/signalStorageInfo.m for information.</text:p>
      <text:h text:style-name="Heading_20_1" text:outline-level="1"/>
      <text:h text:style-name="P27" text:outline-level="1">File Formats</text:h>
      <text:p text:style-name="P3">Normally, you would use the following simulator – output format settings:</text:p>
      <text:list xml:id="list874083678" text:style-name="L3">
        <text:list-item>
          <text:p text:style-name="P11">ultrasim</text:p>
          <text:list>
            <text:list-item>
              <text:p text:style-name="P11">transient : use UWIultrasim.sh, which generates a compressed output format and a compressed header. <text:s/>Point selection is handled by ultrasim, not by the UWI <text:s/>plugin.</text:p>
            </text:list-item>
          </text:list>
        </text:list-item>
        <text:list-item>
          <text:p text:style-name="P11">spectre </text:p>
          <text:list>
            <text:list-item>
              <text:p text:style-name="P11">transient (also MC) : use UWIspectre.sh, which generates a non-compressed output format and a compressed header.</text:p>
            </text:list-item>
            <text:list-item>
              <text:p text:style-name="P11">transient (also MC) : in case only information about crossings is needed, you can use UWIspectreCompressed.sh, check the settings in the shell script first. <text:s/>You will notice very unpleasant artefacts of point removal, but if you know what you are doing, it might be useful.</text:p>
            </text:list-item>
            <text:list-item>
              <text:p text:style-name="P11">DC / sweep : use PsfAscii</text:p>
            </text:list-item>
          </text:list>
        </text:list-item>
        <text:list-item>
          <text:p text:style-name="P11">hspice</text:p>
          <text:list>
            <text:list-item>
              <text:p text:style-name="P11">transient ASCII</text:p>
            </text:list-item>
          </text:list>
        </text:list-item>
      </text:list>
      <text:h text:style-name="Heading_20_2" text:outline-level="2">PsfAscii ( Spectre )</text:h>
      <text:p text:style-name="P3">PsfAscii is the ascii version of the parameter storage format. <text:s/>It is actually not intended to store waves, but it can be used for this anyway. <text:s/>The file format is slightly different between a single DC value on the one hand and the DC sweeps and transient simulations on the other hand, so for now there are two different matlab/java methods to read them.</text:p>
      <text:list xml:id="list1716332264" text:style-name="L4">
        <text:list-item>
          <text:p text:style-name="P12">Add the following line to the netlist to enable this output format</text:p>
          <text:list>
            <text:list-item>
              <text:p text:style-name="P12">option1 options rawfmt = psfascii</text:p>
            </text:list-item>
          </text:list>
        </text:list-item>
      </text:list>
      <text:h text:style-name="P28" text:outline-level="2">Enabling and configuring UWI output</text:h>
      <text:p text:style-name="P3">Use the scripts UWIultrasim.sh and UWIspectre.sh . <text:s/>You will have to update them according to your system configuration and your preferences. <text:s/>The scripts allow to override the default settings by setting environment variables before calling this script. <text:s/>Copy these scripts to your executable $PATH and update them (very well documented). <text:s/></text:p>
      <text:p text:style-name="P3"/>
      <text:p text:style-name="P3">Feature: with UWI_TO_HARDRIVE=yes, you can easily redirect the output files to the corresponding folder on your local harddrive. <text:s/>Just take a look at the scripts.</text:p>
      <text:h text:style-name="Heading_20_2" text:outline-level="2">UWICompressed ( Spectre and ultrasim )</text:h>
      <text:p text:style-name="P3">This is a MICAS-made fileformat. <text:s/>It features a separate header file .HDR and a wavefile. <text:s/>Four types of wavefile can be used:</text:p>
      <text:list xml:id="list1402228655" text:style-name="L5">
        <text:list-item>
          <text:p text:style-name="P13">extension = COA ; ASCII</text:p>
        </text:list-item>
        <text:list-item>
          <text:p text:style-name="P13">extension = COH ; half precision – don't use except if you know what you are doing</text:p>
        </text:list-item>
        <text:list-item>
          <text:p text:style-name="P13">extension = COF ; float precision – good overall choice</text:p>
        </text:list-item>
        <text:list-item>
          <text:p text:style-name="P13">extension = COD ; double precision – if you really don't want to compromise on accuracy</text:p>
        </text:list-item>
      </text:list>
      <text:p text:style-name="P3">To force spectre to use this outputformat, </text:p>
      <text:list xml:id="list1566604106" text:style-name="L6">
        <text:list-item>
          <text:p text:style-name="P14">Add the shell scripts in ./scripts to the bash executable path</text:p>
        </text:list-item>
        <text:list-item>
          <text:p text:style-name="P14">use the following kind of command line:</text:p>
          <text:list>
            <text:list-item>
              <text:p text:style-name="P14">UWIspectreCompressed.sh file.scs</text:p>
            </text:list-item>
          </text:list>
        </text:list-item>
      </text:list>
      <text:p text:style-name="P3"><text:soft-page-break/>To make ultrasim use this format, add these lines to the netlist:</text:p>
      <text:list xml:id="list708883569" text:style-name="L7">
        <text:list-item>
          <text:p text:style-name="P15">.usim_opt uwi_lib = ../../libraries/compressed_UWI32.so </text:p>
        </text:list-item>
        <text:list-item>
          <text:p text:style-name="P15">.usim_opt wf_format=COF</text:p>
        </text:list-item>
        <text:list-item>
          <text:p text:style-name="P15">set the environment variable UWI_FORMAT to the same value as wf_format !!!</text:p>
        </text:list-item>
      </text:list>
      <text:list xml:id="list1020805978" text:continue-list="list1566604106" text:style-name="L6">
        <text:list-item>
          <text:list>
            <text:list-header>
              <text:p text:style-name="P23">You can alter some format settings in the shell script:</text:p>
            </text:list-header>
          </text:list>
        </text:list-item>
        <text:list-item>
          <text:p text:style-name="P14">Location of the UWI plugin libraries</text:p>
          <text:list>
            <text:list-item>
              <text:p text:style-name="P14">export UWI_BASEPATH=~/projects/spectreBinaryWaves</text:p>
            </text:list-item>
            <text:list-item>
              <text:p text:style-name="P14">export UWI_LIB_PATH=${UWI_BASEPATH}/libraries</text:p>
            </text:list-item>
          </text:list>
        </text:list-item>
        <text:list-item>
          <text:p text:style-name="P14">platform: 32 or 64 bits. <text:s/>If you use the 32 bit spectre version, even on a 64 bit machine, you should also use the 32 bit plugin.</text:p>
          <text:list>
            <text:list-item>
              <text:p text:style-name="P14">export UWI_PLATFORM=32 <text:s/># 32 or 64</text:p>
            </text:list-item>
          </text:list>
        </text:list-item>
        <text:list-item>
          <text:p text:style-name="P14">Header type</text:p>
          <text:list>
            <text:list-item>
              <text:p text:style-name="P14">export UWI_HEADER=H <text:s/># print header (plot name and wave definitions)</text:p>
              <text:list>
                <text:list-item>
                  <text:p text:style-name="P14">a normal, flat header</text:p>
                </text:list-item>
              </text:list>
            </text:list-item>
            <text:list-item>
              <text:p text:style-name="P14">export UWI_HEADER=CH # print compressed header</text:p>
              <text:list>
                <text:list-item>
                  <text:p text:style-name="P14">use a hierarchical header. <text:s/>For many circuits, the resulting file will be much smaller than the corresponding flat file, and will hence be much faster to load</text:p>
                </text:list-item>
              </text:list>
            </text:list-item>
            <text:list-item>
              <text:p text:style-name="P14">export UWI_HEADER=NH # do not print header</text:p>
              <text:list>
                <text:list-item>
                  <text:p text:style-name="P14">Don't print a header. This can safe some time when doing many identical simulations, as in a sweep or a MC simulation. <text:s/>However, you cannot use this option with a compressed header</text:p>
                </text:list-item>
              </text:list>
            </text:list-item>
          </text:list>
        </text:list-item>
        <text:list-item>
          <text:p text:style-name="P14">The folder to which the simulation output is written</text:p>
          <text:list>
            <text:list-item>
              <text:p text:style-name="P14">export UWI_OUTPUT_MAP=UWI/ <text:s/></text:p>
            </text:list-item>
            <text:list-item>
              <text:p text:style-name="P14">export UWI_OUTPUT_MAP=UWI/prefix </text:p>
            </text:list-item>
            <text:list-item>
              <text:p text:style-name="P14">export UWI_OUTPUT_MAP=~/simulations/UWI/ <text:s/></text:p>
            </text:list-item>
          </text:list>
        </text:list-item>
        <text:list-item>
          <text:p text:style-name="P14">wavefile format</text:p>
          <text:list>
            <text:list-item>
              <text:p text:style-name="P14">export UWI_FORMAT=COA <text:s/>#ascii</text:p>
            </text:list-item>
            <text:list-item>
              <text:p text:style-name="P14">export UWI_FORMAT=COH <text:s/>#half precision</text:p>
            </text:list-item>
            <text:list-item>
              <text:p text:style-name="P14">export UWI_FORMAT=COF <text:s/>#float ( single precision )</text:p>
            </text:list-item>
            <text:list-item>
              <text:p text:style-name="P14">export UWI_FORMAT=COD <text:s/>#double precision</text:p>
            </text:list-item>
          </text:list>
        </text:list-item>
        <text:list-item>
          <text:p text:style-name="P14">compression settings</text:p>
          <text:list>
            <text:list-item>
              <text:p text:style-name="P14">For spectre, use compression settings as desired, e.g.</text:p>
              <text:list>
                <text:list-item>
                  <text:p text:style-name="P14">export UWI_ISTEP=0.1e-6</text:p>
                </text:list-item>
                <text:list-item>
                  <text:p text:style-name="P14">export UWI_VSTEP=0.01</text:p>
                </text:list-item>
                <text:list-item>
                  <text:p text:style-name="P14">export UWI_TSTEP=50e-12</text:p>
                  <text:list>
                    <text:list-item>
                      <text:p text:style-name="P14">don't bother about UWI_TSTEP, it doesn't work well</text:p>
                    </text:list-item>
                  </text:list>
                </text:list-item>
                <text:list-item>
                  <text:p text:style-name="P14">With spectre and compression, you will get some strange artifacts in the waveforms. Usable, yet sometimes somewhat confusing.</text:p>
                </text:list-item>
              </text:list>
            </text:list-item>
            <text:list-item>
              <text:p text:style-name="P14">For ultrasim, let ultrasim handle the compression:</text:p>
              <text:list>
                <text:list-item>
                  <text:p text:style-name="P14"><text:soft-page-break/>export UWI_ISTEP=0</text:p>
                </text:list-item>
                <text:list-item>
                  <text:p text:style-name="P14">export UWI_VSTEP=0</text:p>
                </text:list-item>
                <text:list-item>
                  <text:p text:style-name="P14">export UWI_TSTEP=1000e-12</text:p>
                </text:list-item>
              </text:list>
            </text:list-item>
          </text:list>
        </text:list-item>
      </text:list>
      <text:p text:style-name="Text_20_body"/>
      <text:p text:style-name="P2">Known limitations:</text:p>
      <text:list xml:id="list1173031929" text:style-name="L8">
        <text:list-item>
          <text:p text:style-name="P16">All data is kept in memory during simulation. <text:s/>File is only written after simulation completes</text:p>
          <text:list>
            <text:list-item>
              <text:p text:style-name="P16">Potential for out-of-memory</text:p>
            </text:list-item>
            <text:list-item>
              <text:p text:style-name="P16">No on-the-fly wave updates possible</text:p>
            </text:list-item>
          </text:list>
        </text:list-item>
      </text:list>
      <text:p text:style-name="P2">Strong points:</text:p>
      <text:list xml:id="list901798903" text:style-name="L9">
        <text:list-item>
          <text:p text:style-name="P17">Loading a small subset of signals is very fast</text:p>
        </text:list-item>
        <text:list-item>
          <text:p text:style-name="P17">Very small output format</text:p>
        </text:list-item>
        <text:list-item>
          <text:p text:style-name="P17">only option for ultrasim!</text:p>
        </text:list-item>
      </text:list>
      <text:h text:style-name="Heading_20_2" text:outline-level="2">UWINonCompressed ( Spectre )</text:h>
      <text:p text:style-name="P3">This is a MICAS-made fileformat. <text:s/>It features a separate header file .HDR and a wavefile. <text:s/>Four types of wavefile can be used:</text:p>
      <text:list xml:id="list684533526" text:continue-list="list1402228655" text:style-name="L5">
        <text:list-item>
          <text:p text:style-name="P13">extension = NCA ; ASCII</text:p>
        </text:list-item>
        <text:list-item>
          <text:p text:style-name="P13">extension = NCH ; half precision – don't use except if you know what you are doing</text:p>
        </text:list-item>
        <text:list-item>
          <text:p text:style-name="P13">extension = NCF ; float precision – good overall choice</text:p>
        </text:list-item>
        <text:list-item>
          <text:p text:style-name="P13">extension = NCD ; double precision – if you really don't want to compromise on accuracy</text:p>
        </text:list-item>
      </text:list>
      <text:p text:style-name="P3">To force spectre to use this outputformat, </text:p>
      <text:list xml:id="list262421145" text:style-name="L10">
        <text:list-item>
          <text:p text:style-name="P18">Add the shell scripts in ./scripts to the bash executable path</text:p>
        </text:list-item>
        <text:list-item>
          <text:p text:style-name="P18">use the following kind of command line:</text:p>
          <text:list>
            <text:list-item>
              <text:p text:style-name="P18">UWIspectreNonCompressed.sh file.scs</text:p>
            </text:list-item>
          </text:list>
        </text:list-item>
      </text:list>
      <text:p text:style-name="P3">To make ultrasim use this format, add these lines to the netlist:</text:p>
      <text:list xml:id="list1081391256" text:style-name="L11">
        <text:list-item>
          <text:p text:style-name="P19">.usim_opt uwi_lib = ../../libraries/noncompressed_UWI32.so </text:p>
        </text:list-item>
        <text:list-item>
          <text:p text:style-name="P19">.usim_opt wf_format=NCF</text:p>
        </text:list-item>
      </text:list>
      <text:list xml:id="list432181784" text:continue-list="list708883569" text:style-name="L7">
        <text:list-item>
          <text:p text:style-name="P15">set the environment variable UWI_FORMAT to the same value as wf_format !!!</text:p>
        </text:list-item>
      </text:list>
      <text:list xml:id="list1094864754" text:continue-list="list262421145" text:style-name="L10">
        <text:list-item>
          <text:list>
            <text:list-header>
              <text:p text:style-name="P24">You can alter some format settings in the shell script:</text:p>
            </text:list-header>
          </text:list>
        </text:list-item>
        <text:list-item>
          <text:p text:style-name="P18">Location of the UWI plugin libraries</text:p>
          <text:list>
            <text:list-item>
              <text:p text:style-name="P18">export UWI_BASEPATH=~/projects/spectreBinaryWaves</text:p>
            </text:list-item>
            <text:list-item>
              <text:p text:style-name="P18">export UWI_LIB_PATH=${UWI_BASEPATH}/libraries</text:p>
            </text:list-item>
          </text:list>
        </text:list-item>
        <text:list-item>
          <text:p text:style-name="P18">platform: 32 or 64 bits. <text:s/>If you use the 32 bit spectre version, even on a 64 bit machine, you should also use the 32 bit plugin.</text:p>
          <text:list>
            <text:list-item>
              <text:p text:style-name="P18">export UWI_PLATFORM=32 <text:s/># 32 or 64</text:p>
            </text:list-item>
          </text:list>
        </text:list-item>
        <text:list-item>
          <text:p text:style-name="P18">Header type</text:p>
          <text:list>
            <text:list-item>
              <text:p text:style-name="P18">export UWI_HEADER=H <text:s/># print header (plot name and wave definitions)</text:p>
              <text:list>
                <text:list-item>
                  <text:p text:style-name="P18">a normal, flat header</text:p>
                </text:list-item>
              </text:list>
            </text:list-item>
            <text:list-item>
              <text:p text:style-name="P18"><text:soft-page-break/>export UWI_HEADER=CH # print compressed header</text:p>
              <text:list>
                <text:list-item>
                  <text:p text:style-name="P18">use a hierarchical header. <text:s/>For many circuits, the resulting file will be much smaller than the corresponding flat file, and will hence be much faster to load</text:p>
                </text:list-item>
              </text:list>
            </text:list-item>
            <text:list-item>
              <text:p text:style-name="P18">export UWI_HEADER=NH # do not print header</text:p>
              <text:list>
                <text:list-item>
                  <text:p text:style-name="P18">Don't print a header. This can safe some time when doing many identical simulations, as in a sweep or a MC simulation. <text:s/>However, you cannot use this option with a compressed header</text:p>
                </text:list-item>
              </text:list>
            </text:list-item>
          </text:list>
        </text:list-item>
        <text:list-item>
          <text:p text:style-name="P18">The folder to which the simulation output is written</text:p>
          <text:list>
            <text:list-item>
              <text:p text:style-name="P18">export UWI_OUTPUT_MAP=UWI/ <text:s/></text:p>
            </text:list-item>
            <text:list-item>
              <text:p text:style-name="P18">export UWI_OUTPUT_MAP=UWI/prefix </text:p>
            </text:list-item>
            <text:list-item>
              <text:p text:style-name="P18">export UWI_OUTPUT_MAP=~/simulations/UWI/ <text:s/></text:p>
            </text:list-item>
          </text:list>
        </text:list-item>
        <text:list-item>
          <text:p text:style-name="P18">wavefile format</text:p>
          <text:list>
            <text:list-item>
              <text:p text:style-name="P18">export UWI_FORMAT=NCA <text:s/>#ascii</text:p>
            </text:list-item>
            <text:list-item>
              <text:p text:style-name="P18">export UWI_FORMAT=NCH <text:s/>#half precision</text:p>
            </text:list-item>
            <text:list-item>
              <text:p text:style-name="P18">export UWI_FORMAT=NCF <text:s/>#float ( single precision )</text:p>
            </text:list-item>
            <text:list-item>
              <text:p text:style-name="P18">export UWI_FORMAT=NCD <text:s/>#double precision</text:p>
            </text:list-item>
          </text:list>
        </text:list-item>
      </text:list>
      <text:p text:style-name="P2">Strong points:</text:p>
      <text:list xml:id="list1157376387" text:style-name="L12">
        <text:list-item>
          <text:p text:style-name="P20">No size limitation</text:p>
        </text:list-item>
        <text:list-item>
          <text:p text:style-name="P20">Relatively efficient binary file</text:p>
        </text:list-item>
      </text:list>
      <text:p text:style-name="P2">Disadvantages:</text:p>
      <text:list xml:id="list1177365375" text:style-name="L13">
        <text:list-item>
          <text:p text:style-name="P21">Larger filesize then compressed</text:p>
        </text:list-item>
        <text:list-item>
          <text:p text:style-name="P21">slower selective signal loading</text:p>
        </text:list-item>
      </text:list>
      <text:p text:style-name="P3"/>
      <text:h text:style-name="P27" text:outline-level="1">Java functions</text:h>
      <text:p text:style-name="Text_20_body">To be added</text:p>
      <text:p text:style-name="Text_20_body"/>
      <text:h text:style-name="P27" text:outline-level="1">Matlab functions</text:h>
      <text:p text:style-name="Text_20_body">To be add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Cosemans</meta:initial-creator>
    <meta:creation-date>2010-01-24T18:47:31</meta:creation-date>
    <dc:date>2011-10-02T20:42:45</dc:date>
    <meta:editing-duration>PT5H43M14S</meta:editing-duration>
    <meta:editing-cycles>34</meta:editing-cycles>
    <meta:generator>LibreOffice/3.4$Linux LibreOffice_project/340m1$Build-203</meta:generator>
    <meta:document-statistic meta:table-count="0" meta:image-count="0" meta:object-count="0" meta:page-count="9" meta:paragraph-count="164" meta:word-count="1627" meta:character-count="9946" meta:non-whitespace-character-count="8530"/>
  </office:meta>
</office:document-meta>
</file>